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96.3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299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table:style-name="Default" office:value-type="string" calcext:value-type="string">
            <text:p>ONEHOTENCODER</text:p>
          </table:table-cell>
          <table:table-cell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639819914023469" calcext:value-type="float">
            <text:p>0.6398</text:p>
          </table:table-cell>
          <table:table-cell office:value-type="float" office:value="0.639146189148368" calcext:value-type="float">
            <text:p>0.6391</text:p>
          </table:table-cell>
          <table:table-cell table:style-name="ce1" office:value-type="float" office:value="0.639875973045196" calcext:value-type="float">
            <text:p>0.6399</text:p>
          </table:table-cell>
          <table:table-cell table:style-name="ce1" office:value-type="float" office:value="0.642354914604392" calcext:value-type="float">
            <text:p>0.6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2972144765888" calcext:value-type="float">
            <text:p>0.4630</text:p>
          </table:table-cell>
          <table:table-cell office:value-type="float" office:value="0.485188073660974" calcext:value-type="float">
            <text:p>0.4852</text:p>
          </table:table-cell>
          <table:table-cell table:style-name="ce1" office:value-type="float" office:value="0.625900720343906" calcext:value-type="float">
            <text:p>0.6259</text:p>
          </table:table-cell>
          <table:table-cell table:style-name="ce1" office:value-type="float" office:value="0.627510311374463" calcext:value-type="float">
            <text:p>0.6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</text:p>
          </table:table-cell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50021348902056" calcext:value-type="float">
            <text:p>0.4500</text:p>
          </table:table-cell>
          <table:table-cell office:value-type="float" office:value="0.458385616358778" calcext:value-type="float">
            <text:p>0.4584</text:p>
          </table:table-cell>
          <table:table-cell table:style-name="ce1" office:value-type="float" office:value="0.590212327175555" calcext:value-type="float">
            <text:p>0.5902</text:p>
          </table:table-cell>
          <table:table-cell table:style-name="ce1" office:value-type="float" office:value="0.558087893574997" calcext:value-type="float">
            <text:p>0.5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6114790287" calcext:value-type="float">
            <text:p>0.5542</text:p>
          </table:table-cell>
          <table:table-cell office:value-type="float" office:value="0.554165795282909" calcext:value-type="float">
            <text:p>0.5542</text:p>
          </table:table-cell>
          <table:table-cell table:style-name="ce1" office:value-type="float" office:value="0.509241605669804" calcext:value-type="float">
            <text:p>0.5092</text:p>
          </table:table-cell>
          <table:table-cell table:style-name="ce1" office:value-type="float" office:value="0.509241896131056" calcext:value-type="float">
            <text:p>0.5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9699241896131" calcext:value-type="float">
            <text:p>0.5970</text:p>
          </table:table-cell>
          <table:table-cell office:value-type="float" office:value="0.558412193563379" calcext:value-type="float">
            <text:p>0.5584</text:p>
          </table:table-cell>
          <table:table-cell table:style-name="ce1" office:value-type="float" office:value="0.596310851632392" calcext:value-type="float">
            <text:p>0.5963</text:p>
          </table:table-cell>
          <table:table-cell table:style-name="ce1" office:value-type="float" office:value="0.550397350993377" calcext:value-type="float">
            <text:p>0.5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538160944579993" calcext:value-type="float">
            <text:p>0.5382</text:p>
          </table:table-cell>
          <table:table-cell office:value-type="float" office:value="0.536859678168932" calcext:value-type="float">
            <text:p>0.5369</text:p>
          </table:table-cell>
          <table:table-cell table:style-name="ce1" office:value-type="float" office:value="0.534912135471128" calcext:value-type="float">
            <text:p>0.5349</text:p>
          </table:table-cell>
          <table:table-cell table:style-name="ce1" office:value-type="float" office:value="0.539841698617405" calcext:value-type="float">
            <text:p>0.5398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3:12:37.604736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4:57.747322465</meta:creation-date>
    <dc:date>2020-07-01T13:16:01.721757863</dc:date>
    <meta:editing-duration>PT2H27M19S</meta:editing-duration>
    <meta:editing-cycles>6</meta:editing-cycles>
    <meta:generator>LibreOffice/6.0.7.3$Linux_x86 LibreOffice_project/00m0$Build-3</meta:generator>
    <meta:document-statistic meta:table-count="1" meta:cell-count="42" meta:object-count="0"/>
  </office:meta>
</office:document-meta>
</file>